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91c40" officeooo:paragraph-rsid="00091c40"/>
    </style:style>
    <style:style style:name="P2" style:family="paragraph" style:parent-style-name="Standard">
      <style:paragraph-properties fo:text-align="justify" style:justify-single-word="false"/>
      <style:text-properties officeooo:rsid="0004dcc0" officeooo:paragraph-rsid="0004dcc0"/>
    </style:style>
    <style:style style:name="P3" style:family="paragraph" style:parent-style-name="Standard">
      <style:text-properties officeooo:rsid="0005f99d" officeooo:paragraph-rsid="0004dcc0"/>
    </style:style>
    <style:style style:name="P4" style:family="paragraph" style:parent-style-name="Text_20_body">
      <style:text-properties officeooo:rsid="00091c40" officeooo:paragraph-rsid="00091c40"/>
    </style:style>
    <style:style style:name="P5" style:family="paragraph" style:parent-style-name="Text_20_body" style:list-style-name="L1">
      <style:text-properties officeooo:rsid="00091c40" officeooo:paragraph-rsid="00091c40"/>
    </style:style>
    <style:style style:name="T1" style:family="text">
      <style:text-properties officeooo:rsid="0004dcc0"/>
    </style:style>
    <style:style style:name="T2" style:family="text">
      <style:text-properties officeooo:rsid="0005f99d"/>
    </style:style>
    <style:style style:name="T3" style:family="text">
      <style:text-properties officeooo:rsid="0007701e"/>
    </style:style>
    <style:style style:name="T4" style:family="text">
      <style:text-properties style:text-position="super 58%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rsonal toughs <text:span text:style-name="T1">and conclusions</text:span></text:p>
      <text:p text:style-name="P2">This project was very fun and challenging (I am not consider myself as a <text:span text:style-name="T3">strong </text:span>game developer, yet) so this process of learning the basic tools and process was very enrichment.</text:p>
      <text:p text:style-name="P2">At the end I just cant end with all the functionalities that I came in the game specs (attached document), but this only shows me in what I can improve and be better!</text:p>
      <text:p text:style-name="P2">What I like the most is that I was able to implement the ranking system and show you guys my API development skills. I also think that I was very ambitious in this project, but I really think it could be done if I have more time because at the end I show that I can build a very great API environment, <text:s/>perfectly scalable and readable <text:span text:style-name="T2">(I would like to say that of my game) and in the game, certainly there are a lot of thinks that I need to improve but is a matter of experience and practice. </text:span></text:p>
      <text:p text:style-name="P3"/>
      <text:h text:style-name="P1" text:outline-level="1">Creation process</text:h>
      <text:p text:style-name="P4">My creation process was the next:</text:p>
      <text:list xml:id="list1534593160" text:style-name="L1">
        <text:list-item>
          <text:p text:style-name="P5">In the first day I have a thinking process respecting what I want to do, I decided (explained in Brainstorm doc) to make a capture and conquer game whit defense towers mechanics.<text:line-break/>I created all the requirements expected for the end of the game and all documentation needed to be able of being understood in this creation process. So first day Documentation.</text:p>
        </text:list-item>
        <text:list-item>
          <text:p text:style-name="P5">In the second day I create all the API functionalities, as I know that my Unity abilities are not strong I wanted to create something that represent my strength so I decided to create a “multiplayer” (Just a ranking global system) to show. In that way people could play more and more to defeat their friends. So second day API and Database.</text:p>
        </text:list-item>
        <text:list-item>
          <text:p text:style-name="P5">In the last day I focus on the game, but I notice that I where to ambitious, so I just try to make it work with the ranking system and the tutorial, I made all the menus needed in the game, and a cool communication between server – game, game – server. But as I said I would need more time to end the rest of levels and functionalities. So 3<text:span text:style-name="T4">rd</text:span> day Unity developmen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4dcc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30T13:46:24.605000000</dc:date>
    <meta:editing-duration>PT9M20S</meta:editing-duration>
    <meta:editing-cycles>5</meta:editing-cycles>
    <meta:document-statistic meta:table-count="0" meta:image-count="0" meta:object-count="0" meta:page-count="1" meta:paragraph-count="9" meta:word-count="374" meta:character-count="1981" meta:non-whitespace-character-count="1615"/>
  </office:meta>
</office:document-meta>
</file>